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" style:list-style-name="Bullets_2c__20_diamond"/>
    <style:style style:name="P3" style:family="paragraph" style:parent-style-name="Text_20_body" style:list-style-name="Bullets_2c__20_diamond">
      <style:text-properties fo:font-weight="bold" style:font-weight-asian="bold" style:font-weight-complex="bold"/>
    </style:style>
    <style:style style:name="P4" style:family="paragraph" style:list-style-name="Bullets_2c__20_diamond"/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2"/>
    </style:style>
    <style:style style:name="T3" style:family="text">
      <style:text-properties style:font-name="Arial2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</text:p>
      <text:p text:style-name="Text_20_body">It uses the <text:span text:style-name="Code">code</text:span> module to simulate a python interactive session, but this module gives you lots of control over what happens. <text:s/></text:p>
      <text:p text:style-name="Text_20_body">I've long been annoyed by the standard python interpreter that requires you to type <text:span text:style-name="Code">quit()</text:span> or <text:span text:style-name="Code">ctrl-D</text:span> to exit the interpreter. <text:s/>I've always wanted to just type the letter <text:span text:style-name="Code">q</text:span> and be done. <text:s/>Investigating how to do this led to the <text:span text:style-name="Code">repl.py</text:span> script and I was able to add additional functionality that I felt useful:</text:p>
      <text:list xml:id="list1456575839229768796" text:style-name="Bullets_2c__20_diamond">
        <text:list-item>
          <text:p text:style-name="P2">Include the symbols that I use frequently.</text:p>
        </text:list-item>
        <text:list-item>
          <text:p text:style-name="P2">Add the <text:span text:style-name="Code">flt</text:span>/<text:span text:style-name="Code">cpx</text:span> types (derived from <text:span text:style-name="Code">float</text:span>/<text:span text:style-name="Code">complex</text:span>) that limit the number of significant figures when printed and let you include physical units.</text:p>
          <text:list>
            <text:list-item>
              <text:p text:style-name="P2">Include the <text:span text:style-name="Code">math/cmath</text:span> modules' functions so they don't need to be imported.</text:p>
            </text:list-item>
            <text:list-item>
              <text:p text:style-name="P2">These functions are wrapped so that you can call them with either real or complex arguments.</text:p>
            </text:list-item>
          </text:list>
        </text:list-item>
        <text:list-item>
          <text:p text:style-name="P2">Include a buffer (i.e., a string) that can be edited with an editor and then run as a script. </text:p>
        </text:list-item>
        <text:list-item>
          <text:p text:style-name="P2">Run external shell commands.</text:p>
        </text:list-item>
        <text:list-item>
          <text:p text:style-name="P2">See the symbols that are in scope.</text:p>
        </text:list-item>
      </text:list>
      <text:p text:style-name="Text_20_body">In 1988 I got some HP-42s calculators and one thing I've loved about these calculators is that you can set them up to work over the complex domain. <text:s/>Nearly every calculator will give you a domain error if you try to calculate the inverse sine of 2, but the HP-42s in complex mode will give you the complex answer. <text:s text:c="2"/>I wanted the <text:span text:style-name="Code">repl.py</text:span> script to behave the same way. <text:s/></text:p>
      <text:p text:style-name="Text_20_body">Here's an example. <text:s/>I measured an impedance with an LCR meter to be 473 <text:span text:style-name="T2">Ω at 37</text:span><text:span text:style-name="T2">°</text:span>. <text:s/>What are the resistance and reactance components?</text:p>
      <text:p text:style-name="Code">▶▶▶ Z = rect(473, radians(37))</text:p>
      <text:p text:style-name="Code">▶▶▶ Z = cpx(Z, "ohm")</text:p>
      <text:p text:style-name="Code">▶▶▶ Z</text:p>
      <text:p text:style-name="Code_20_end">378.+285.i ohm</text:p>
      <text:p text:style-name="Text_20_body">The resistance is 378 <text:span text:style-name="T2">Ω</text:span> and the reactance is 285 <text:span text:style-name="T2">Ω</text:span>. <text:s/>Things to note are:</text:p>
      <text:list xml:id="list34412791" text:continue-numbering="true" text:style-name="Bullets_2c__20_diamond">
        <text:list-item>
          <text:p text:style-name="P2"><text:span text:style-name="Code">▶▶▶</text:span> denotes a <text:span text:style-name="Code">repl.py</text:span> prompt, similar to the standard python <text:span text:style-name="Code"><text:span text:style-name="T4">&gt;&gt;&gt;</text:span></text:span> interactive prompt. <text:s/>The different characters tell you it's not the standard python interactive environment.</text:p>
        </text:list-item>
        <text:list-item>
          <text:p text:style-name="P2">The <text:span text:style-name="Code">rect</text:span> function converts a complex number in polar coordinates to rectangular coordinates (i.e., a regular complex number). <text:s/>This function is in the <text:span text:style-name="Code">cmath</text:span> library, but we didn't have to import it because it was already in scope. <text:s/>The <text:span text:style-name="Code">cmath.radians</text:span> function converts the argument in degrees to radians.</text:p>
        </text:list-item>
        <text:list-item>
          <text:p text:style-name="P2">You can't tell without checking, but the first line returns a <text:span text:style-name="Code">cpx</text:span> type, which is derived from <text:span text:style-name="Code">complex</text:span>. <text:s/></text:p>
        </text:list-item>
        <text:list-item>
          <text:p text:style-name="P2">Since <text:span text:style-name="Code">cpx</text:span> numbers are immutable, the next line creates a new <text:span text:style-name="Code">cpx</text:span> instance with the units of <text:span text:style-name="Code">ohm</text:span>. </text:p>
        </text:list-item>
        <text:list-item>
          <text:p text:style-name="P2">The last line shows the interpolated string form of <text:span text:style-name="Code">Z</text:span>, which limits the number of significant figures shown and uses the symbol <text:span text:style-name="Code">i</text:span> for the imaginary unit.</text:p>
        </text:list-item>
        <text:list-item>
          <text:p text:style-name="P2">The character between the <text:span text:style-name="Code">i</text:span> and the <text:span text:style-name="Code">ohm</text:span> unit is the Unicode character U+00A0, which is the no-break space character.</text:p>
        </text:list-item>
      </text:list>
      <text:p text:style-name="Text_20_body"><text:soft-page-break/>If you had performed the above calculation in the standard python interpreter, you'd see</text:p>
      <text:p text:style-name="Code">&gt;&gt;&gt; from cmath import *</text:p>
      <text:p text:style-name="Code">&gt;&gt;&gt; from math import *</text:p>
      <text:p text:style-name="Code">&gt;&gt;&gt; Z = rect(473, radians(37))</text:p>
      <text:p text:style-name="Code">&gt;&gt;&gt; Z</text:p>
      <text:p text:style-name="Code_20_end">(377.75459625236954+284.6585059509188j)</text:p>
      <text:p text:style-name="Text_20_body">Note the parentheses around the complex number, the <text:span text:style-name="Code">j</text:span> for the unit imaginary, and the inability to provide physical units. <text:s/>If you round the components to 3 figures, you get what was printed above.</text:p>
      <text:p text:style-name="Text_20_body">In the <text:span text:style-name="Code">repl.py</text:span> script, if you enter the command <text:span text:style-name="Code">CS</text:span>, this will clear all the symbols available and you can type the same things in as done above for the standard python interpreter and you'll get the same results.</text:p>
      <text:p text:style-name="Text_20_body">If you then type the command <text:span text:style-name="Code">f</text:span> (or precede it with a space character if the symbol <text:span text:style-name="Code">f</text:span> is assigned), then it will load the auxiliary modules that provide the symbols I like to use. <text:s/>You can customize this behavior to your taste by changing the <text:span text:style-name="Code">GetSymbols()</text:span> function. <text:s/></text:p>
      <text:p text:style-name="Text_20_body">The <text:span text:style-name="Code">flt</text:span> and <text:span text:style-name="Code">cpx</text:span> types have an "infection" feature. <text:s/>If you calculate expressions using these types with other python numbers like integers, floats, complex numbers, Decimal types, and Fraction types, they will return either a <text:span text:style-name="Code">flt</text:span> or a <text:span text:style-name="Code">cpx</text:span>. <text:s/>The intent is that you then will be able to perform calculations using numbers from measurements and not see spurious excess floating point digits in the output.</text:p>
      <text:p text:style-name="Text_20_body">If you type <text:span text:style-name="Code">h</text:span> at the prompt, you'll get a list of the supported commands (if you've defined a symbol <text:span text:style-name="Code">h</text:span>, then precede it with a space character). <text:s/>Enter <text:span text:style-name="Code">H</text:span> to run python's built-in help.</text:p>
      <text:p text:style-name="Text_20_body">There's a built-in buffer (i.e., a string) that can be used to hold a set of python commands. <text:s/>You can edit it using the <text:span text:style-name="Code">e</text:span> command (you'll want to change the code to point to your editor), then run the entered commands with the <text:span text:style-name="Code">r</text:span> command. <text:s/>Or, use the <text:span text:style-name="Code">&lt; file</text:span> command to read the contents of the buffer from a file.</text:p>
      <text:p text:style-name="Text_20_body">The buffer is intended to hold commands that you'd normally type at the prompt. <text:s/>Note that you won't be able to e.g. load a typical python script and run it, as the global environment won't be the same as it would if you ran the script from the command line. <text:s/>You can run an external script with the comand <text:span text:style-name="Code">!python file</text:span>.</text:p>
      <text:p text:style-name="Text_20_body"/>
      <text:p text:style-name="Text_20_body">Some differences are:</text:p>
      <text:list xml:id="list34425738" text:continue-numbering="true" text:style-name="Bullets_2c__20_diamond">
        <text:list-item>
          <text:p text:style-name="P2">The <text:span text:style-name="Code">&lt; x</text:span> line is used to read the above lines of code from a file named <text:span text:style-name="Code">x</text:span> into the buffer.</text:p>
        </text:list-item>
        <text:list-item>
          <text:p text:style-name="P2">The <text:span text:style-name="Code">r</text:span> command runs the code in the buffer.</text:p>
        </text:list-item>
        <text:list-item>
          <text:p text:style-name="P2">Only the red lines in the above listing produce output in <text:span text:style-name="Code">repl.py</text:span>.</text:p>
        </text:list-item>
        <text:list-item>
          <text:p text:style-name="P2">The first number printed in standard python is a float that is printed to full resolution.</text:p>
        </text:list-item>
        <text:list-item>
          <text:p text:style-name="P2">The green number is a <text:span text:style-name="Code">flt</text:span> type, which has its color attribute set to <text:span text:style-name="Code">True</text:span> (<text:span text:style-name="Code">hy.c</text:span>) and the flip attribute <text:span text:style-name="Code">hy.f</text:span> set to <text:span text:style-name="Code">True</text:span>, which interchanges <text:span text:style-name="Code">str()</text:span> and <text:span text:style-name="Code">repr()</text:span> output for use in the interactive interpreter and debugger.</text:p>
        </text:list-item>
        <text:list-item>
          <text:p text:style-name="P2">The <text:span text:style-name="Code">repl.py</text:span> prompt uses <text:span text:style-name="Terminal_2c__20_white_20_text_20_on_20_blue"><text:span text:style-name="T1">&gt;&gt;&gt;</text:span></text:span> instead of <text:span text:style-name="Code">&gt;&gt;&gt;</text:span>.</text:p>
        </text:list-item>
        <text:list-item>
          <text:p text:style-name="P2">The floating point result of type <text:span text:style-name="Code">flt</text:span> is in color and is shown to 3 significant figures.</text:p>
        </text:list-item>
        <text:list-item>
          <text:p text:style-name="P2">The command <text:span text:style-name="Code">q</text:span> causes the script to exit.</text:p>
        </text:list-item>
        <text:list-item>
          <text:p text:style-name="P2">Help specific to <text:span text:style-name="Code">repl.py</text:span> can be gotten with the command <text:span text:style-name="Code">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rom <text:span text:style-name="Code">code.py</text:span> for its functionality.</text:p>
      <text:p text:style-name="Text_20_body"><text:soft-page-break/>Once I saw how one could build their own REPL functionality with the <text:span text:style-name="Code">code</text:span> module, it was worth the effort of designing and building my own. <text:s/></text:p>
      <text:h text:style-name="Heading_20_1" text:outline-level="1">Ideas</text:h>
      <text:list xml:id="list34440554" text:continue-numbering="true" text:style-name="Bullets_2c__20_diamond">
        <text:list-item>
          <text:p text:style-name="P2">Use <text:span text:style-name="Code">import repl</text:span> at the end of a script to simulate running the script with <text:span text:style-name="Code">python -i</text:span>.</text:p>
        </text:list-item>
        <text:list-item>
          <text:p text:style-name="P2">Numbers: <text:s/>flt, cpx, dec, frc, unc, mpf, mpc. <text:s/>Could they all be made to take a physical unit? </text:p>
          <text:list>
            <text:list-item>
              <text:p text:style-name="P2">Maybe only flt and cpx need to. <text:s/>Nice to have unc too.</text:p>
            </text:list-item>
          </text:list>
        </text:list-item>
      </text:list>
      <text:h text:style-name="Heading_20_1" text:outline-level="1">repl.py Features</text:h>
      <text:p text:style-name="Text_20_body">The key functionality that I use in the REPL come from the <text:span text:style-name="Code">f.py</text:span> and <text:span text:style-name="Code">u.py</text:span> modules. <text:s/><text:span text:style-name="Code">f.py</text:span> provides the <text:span text:style-name="Code">flt</text:span> and <text:span text:style-name="Code">cpx</text:span> floating point and complex types for calculations and <text:span text:style-name="Code">u.py</text:span> provides physical units.</text:p>
      <text:list xml:id="list34430903" text:continue-numbering="true" text:style-name="Bullets_2c__20_diamond">
        <text:list-item>
          <text:p text:style-name="P3">Floating point and complex numbers</text:p>
          <text:list>
            <text:list-item>
              <text:p text:style-name="P2">Uses <text:span text:style-name="Code">flt</text:span> and <text:span text:style-name="Code">cpx</text:span> numbers, derived from float and complex, respectively. <text:s/>Their primary purpose is to avoid showing too many digits in their string representations. <text:s/>You can set the number of significant figures you want to see.</text:p>
            </text:list-item>
            <text:list-item>
              <text:p text:style-name="P2">These number types can have optional physical units, allowing you to do arithmetic with numbers representing physical quantities.</text:p>
            </text:list-item>
            <text:list-item>
              <text:p text:style-name="P2"><text:span text:style-name="Code">flt</text:span> and <text:span text:style-name="Code">cpx</text:span> numbers can be printed to the screen in color to help you identify them.</text:p>
            </text:list-item>
            <text:list-item>
              <text:p text:style-name="P2">You can choose the type of formatting (string interpolation) to use for <text:span text:style-name="Code">flt</text:span> and <text:span text:style-name="Code">cpx</text:span> numbers: <text:s/>fixed point, scientific, and engineering. <text:s/></text:p>
            </text:list-item>
            <text:list-item>
              <text:p text:style-name="P2"><text:span text:style-name="Code">math</text:span> and <text:span text:style-name="Code">cmath</text:span> modules' symbols are in scope. <text:s/></text:p>
              <text:list>
                <text:list-item>
                  <text:p text:style-name="P2">You can call common functions with either <text:span text:style-name="Code">flt</text:span> or <text:span text:style-name="Code">cpx</text:span> arguments and the correct module's function is called.</text:p>
                </text:list-item>
              </text:list>
            </text:list-item>
            <text:list-item>
              <text:p text:style-name="P2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3">Other number types</text:p>
          <text:list>
            <text:list-item>
              <text:p text:style-name="P2">The <text:a xlink:type="simple" xlink:href="http://mpmath.org/doc/current/index.html" text:style-name="Internet_20_link" text:visited-style-name="Visited_20_Internet_20_Link">mpmath</text:a> library's <text:span text:style-name="Code">mpf</text:span> and <text:span text:style-name="Code">mpc</text:span> types are supported if mpmath is installed.</text:p>
              <text:list>
                <text:list-item>
                  <text:p text:style-name="P2"><text:span text:style-name="Code">mpmath</text:span> is imported, so you have access to its features and special functions.</text:p>
                </text:list-item>
              </text:list>
            </text:list-item>
            <text:list-item>
              <text:p text:style-name="P2">The python <text:a xlink:type="simple" xlink:href="http://pythonhosted.org/uncertainties/" text:style-name="Internet_20_link" text:visited-style-name="Visited_20_Internet_20_Link">uncertainties</text:a> module is supported if it is installed, letting you do calculations with random variables using linear uncertainty propagation.</text:p>
            </text:list-item>
            <text:list-item>
              <text:p text:style-name="P2">Python's <text:span text:style-name="Code">decimal.Decimal</text:span> numbers are supported and use the shorthand <text:span text:style-name="Code">D</text:span>.</text:p>
            </text:list-item>
            <text:list-item>
              <text:p text:style-name="P2">Python's <text:span text:style-name="Code">fractions.Fraction</text:span> objects are supported and use the shorthand <text:span text:style-name="Code">F</text:span>.</text:p>
            </text:list-item>
            <text:list-item>
              <text:p text:style-name="P2">The <text:span text:style-name="Code">Zn</text:span> class supports n-bit signed and unsigned integers.</text:p>
              <text:list>
                <text:list-item>
                  <text:p text:style-name="P2">These can be used to simulate arithmetic on a processor with a fixed number of bits.</text:p>
                </text:list-item>
                <text:list-item>
                  <text:p text:style-name="P2">Their operations are closed with binary operations with python integers.</text:p>
                </text:list-item>
                <text:list-item>
                  <text:p text:style-name="P2"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2"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2">Any <text:span text:style-name="Code">Zn</text:span> instance is a factory for a new <text:span text:style-name="Code">Zn</text:span> object of the same number of bits and signed/unsigned type. <text:s/>Just call the number's symbol as if it was a function.</text:p>
                </text:list-item>
              </text:list>
            </text:list-item>
          </text:list>
        </text:list-item>
        <text:list-item>
          <text:p text:style-name="P3">Buffers</text:p>
          <text:list>
            <text:list-item>
              <text:p text:style-name="P2">A buffer can contain python code and can be edited with your editor.</text:p>
            </text:list-item>
            <text:list-item>
              <text:p text:style-name="P2"><text:soft-page-break/>You can execute the buffer's contents with the <text:span text:style-name="Code">r</text:span> command.</text:p>
            </text:list-item>
          </text:list>
        </text:list-item>
        <text:list-item>
          <text:p text:style-name="P2">Command history, command editing, and tab-completion are supported if your python installation supports them. <text:s/></text:p>
        </text:list-item>
        <text:list-item>
          <text:p text:style-name="P2">Matrix and vector operations are supported.</text:p>
        </text:list-item>
        <text:list-item>
          <text:p text:style-name="P2">New commands are easy to add.</text:p>
        </text:list-item>
        <text:list-item>
          <text:p text:style-name="P2">Error messages are printed in color to make them stand out.</text:p>
        </text:list-item>
        <text:list-item>
          <text:p text:style-name="P3">Units</text:p>
          <text:list>
            <text:list-item>
              <text:p text:style-name="P2">Physical units are supported by the <text:span text:style-name="Code">u.py</text:span> module.</text:p>
            </text:list-item>
            <text:list-item>
              <text:p text:style-name="P2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2"/>
        </text:list-item>
      </text:list>
      <text:h text:style-name="Heading_20_1" text:outline-level="1">flt/cpx</text:h>
      <text:p text:style-name="Text_20_body"/>
      <text:h text:style-name="Heading_20_1" text:outline-level="1">Matrix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0.4in" fo:margin-right="0.2in" fo:text-indent="0in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0.4in" fo:margin-right="0in" fo:margin-top="0in" fo:margin-bottom="0in" fo:text-indent="0in" style:auto-text-indent="false"/>
      <style:text-properties fo:color="#3333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in" fo:margin-bottom="0.0598in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transparent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0.5in" fo:margin-right="0in" fo:margin-top="0in" fo:margin-bottom="0.0598in" fo:text-indent="0in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Text_20_body_2c__20_no_20_space_20_after" style:display-name="Text body, no space after" style:family="paragraph" style:parent-style-name="Text_20_body">
      <style:paragraph-properties fo:margin-top="0in" fo:margin-bottom="0in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0.3in" fo:margin-right="0in" fo:text-indent="0in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0.472in" fo:margin-right="0in" fo:text-indent="0in" style:auto-text-indent="false" fo:background-color="transparent" fo:padding-left="0.0783in" fo:padding-right="0.0193in" fo:padding-top="0.0193in" fo:padding-bottom="0.0193in" fo:border-left="0.028in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in" fo:margin-bottom="0in"/>
    </style:style>
    <style:style style:name="Abstract" style:family="paragraph" style:parent-style-name="Text_20_body" style:master-page-name="">
      <style:paragraph-properties fo:margin-left="0.3937in" fo:margin-right="0.1965in" fo:text-indent="0in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in" fo:margin-bottom="0in"/>
    </style:style>
    <style:style style:name="Terminal_2c__20_white" style:display-name="Terminal, white" style:family="paragraph" style:parent-style-name="Text_20_body">
      <style:paragraph-properties fo:margin-left="0.4in" fo:margin-right="0in" fo:margin-top="0in" fo:margin-bottom="0in" fo:text-indent="0in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in" fo:margin-bottom="0in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in" fo:margin-bottom="0.0591in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3in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1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929in" fo:margin-left="0.5902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937in" fo:margin-left="0.7874in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0.3937in" fo:margin-left="0.9839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937in" fo:margin-left="1.181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937in" fo:margin-left="1.378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937in" fo:margin-left="1.5752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937in" fo:margin-left="1.7717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1.9689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16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3626in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4" meta:paragraph-count="88" meta:word-count="1675" meta:character-count="9435"/>
    <meta:template xlink:type="simple" xlink:actuate="onRequest" xlink:title="Normal" xlink:href="../Normal.ott" meta:date="2014-12-28T08:19:31.36"/>
  </office:meta>
</office:document-meta>
</file>